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.22605">
            <text:p>1.22605</text:p>
          </table:table-cell>
          <table:table-cell office:value-type="float" office:value="1.2033875">
            <text:p>1.2033875</text:p>
          </table:table-cell>
          <table:table-cell office:value-type="float" office:value="0.966945">
            <text:p>0.966945</text:p>
          </table:table-cell>
          <table:table-cell office:value-type="float" office:value="0.9306875">
            <text:p>0.9306875</text:p>
          </table:table-cell>
          <table:table-cell office:value-type="float" office:value="0.77182">
            <text:p>0.77182</text:p>
          </table:table-cell>
          <table:table-cell office:value-type="float" office:value="0.8093275">
            <text:p>0.8093275</text:p>
          </table:table-cell>
          <table:table-cell office:value-type="float" office:value="0.985805">
            <text:p>0.985805</text:p>
          </table:table-cell>
          <table:table-cell office:value-type="float" office:value="0.22895">
            <text:p>0.22895</text:p>
          </table:table-cell>
          <table:table-cell office:value-type="float" office:value="0.211405">
            <text:p>0.211405</text:p>
          </table:table-cell>
          <table:table-cell office:value-type="float" office:value="0.26644">
            <text:p>0.26644</text:p>
          </table:table-cell>
          <table:table-cell office:value-type="float" office:value="0.18027">
            <text:p>0.18027</text:p>
          </table:table-cell>
          <table:table-cell office:value-type="float" office:value="0.17397">
            <text:p>0.17397</text:p>
          </table:table-cell>
          <table:table-cell office:value-type="float" office:value="0.2106425">
            <text:p>0.2106425</text:p>
          </table:table-cell>
          <table:table-cell office:value-type="float" office:value="0.2260175">
            <text:p>0.2260175</text:p>
          </table:table-cell>
          <table:table-cell office:value-type="float" office:value="0.20832">
            <text:p>0.20832</text:p>
          </table:table-cell>
          <table:table-cell office:value-type="float" office:value="0.240635">
            <text:p>0.240635</text:p>
          </table:table-cell>
          <table:table-cell office:value-type="float" office:value="0.25052">
            <text:p>0.25052</text:p>
          </table:table-cell>
          <table:table-cell office:value-type="float" office:value="0.34607">
            <text:p>0.34607</text:p>
          </table:table-cell>
          <table:table-cell office:value-type="float" office:value="0.231755">
            <text:p>0.231755</text:p>
          </table:table-cell>
          <table:table-cell office:value-type="float" office:value="0.219355">
            <text:p>0.219355</text:p>
          </table:table-cell>
          <table:table-cell office:value-type="float" office:value="0.26773">
            <text:p>0.26773</text:p>
          </table:table-cell>
          <table:table-cell office:value-type="float" office:value="0.2545">
            <text:p>0.2545</text:p>
          </table:table-cell>
          <table:table-cell office:value-type="float" office:value="0.9512075">
            <text:p>0.9512075</text:p>
          </table:table-cell>
          <table:table-cell office:value-type="float" office:value="1.0747475">
            <text:p>1.0747475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2.256607788377219">
            <text:p>2.256607788377219</text:p>
          </table:table-cell>
          <table:table-cell office:value-type="float" office:value="2.131763986828445">
            <text:p>2.131763986828445</text:p>
          </table:table-cell>
          <table:table-cell office:value-type="float" office:value="1.8387210763073418">
            <text:p>1.8387210763073418</text:p>
          </table:table-cell>
          <table:table-cell office:value-type="float" office:value="1.7748759100309333">
            <text:p>1.7748759100309333</text:p>
          </table:table-cell>
          <table:table-cell office:value-type="float" office:value="1.6291310193060866">
            <text:p>1.6291310193060866</text:p>
          </table:table-cell>
          <table:table-cell office:value-type="float" office:value="1.7478847049337014">
            <text:p>1.7478847049337014</text:p>
          </table:table-cell>
          <table:table-cell office:value-type="float" office:value="2.106899883190898">
            <text:p>2.106899883190898</text:p>
          </table:table-cell>
          <table:table-cell office:value-type="float" office:value="1.5486901066362098">
            <text:p>1.5486901066362098</text:p>
          </table:table-cell>
          <table:table-cell office:value-type="float" office:value="1.6482218799825135">
            <text:p>1.6482218799825135</text:p>
          </table:table-cell>
          <table:table-cell office:value-type="float" office:value="1.777813344699647">
            <text:p>1.777813344699647</text:p>
          </table:table-cell>
          <table:table-cell office:value-type="float" office:value="1.7809672239195502">
            <text:p>1.7809672239195502</text:p>
          </table:table-cell>
          <table:table-cell office:value-type="float" office:value="1.8130025000614767">
            <text:p>1.8130025000614767</text:p>
          </table:table-cell>
          <table:table-cell office:value-type="float" office:value="1.8251436084458244">
            <text:p>1.8251436084458244</text:p>
          </table:table-cell>
          <table:table-cell office:value-type="float" office:value="1.7843028593246524">
            <text:p>1.7843028593246524</text:p>
          </table:table-cell>
          <table:table-cell office:value-type="float" office:value="1.6726560793362908">
            <text:p>1.6726560793362908</text:p>
          </table:table-cell>
          <table:table-cell office:value-type="float" office:value="1.6234200233601435">
            <text:p>1.6234200233601435</text:p>
          </table:table-cell>
          <table:table-cell office:value-type="float" office:value="1.640077243975302">
            <text:p>1.640077243975302</text:p>
          </table:table-cell>
          <table:table-cell office:value-type="float" office:value="1.8246563695034963">
            <text:p>1.8246563695034963</text:p>
          </table:table-cell>
          <table:table-cell office:value-type="float" office:value="1.7923445421365234">
            <text:p>1.7923445421365234</text:p>
          </table:table-cell>
          <table:table-cell office:value-type="float" office:value="1.826519574186176">
            <text:p>1.826519574186176</text:p>
          </table:table-cell>
          <table:table-cell office:value-type="float" office:value="2.052948941751719">
            <text:p>2.052948941751719</text:p>
          </table:table-cell>
          <table:table-cell office:value-type="float" office:value="1.8469197100378087">
            <text:p>1.8469197100378087</text:p>
          </table:table-cell>
          <table:table-cell office:value-type="float" office:value="2.399363031047162">
            <text:p>2.399363031047162</text:p>
          </table:table-cell>
          <table:table-cell office:value-type="float" office:value="2.3096211590471176">
            <text:p>2.3096211590471176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7.734850298231598">
            <text:p>7.734850298231598</text:p>
          </table:table-cell>
          <table:table-cell office:value-type="float" office:value="7.807901488438732">
            <text:p>7.807901488438732</text:p>
          </table:table-cell>
          <table:table-cell office:value-type="float" office:value="8.04895174514467">
            <text:p>8.04895174514467</text:p>
          </table:table-cell>
          <table:table-cell office:value-type="float" office:value="7.372872745949029">
            <text:p>7.372872745949029</text:p>
          </table:table-cell>
          <table:table-cell office:value-type="float" office:value="7.1272051788971975">
            <text:p>7.1272051788971975</text:p>
          </table:table-cell>
          <table:table-cell office:value-type="float" office:value="6.952559988970539">
            <text:p>6.952559988970539</text:p>
          </table:table-cell>
          <table:table-cell office:value-type="float" office:value="7.233666564589325">
            <text:p>7.233666564589325</text:p>
          </table:table-cell>
          <table:table-cell office:value-type="float" office:value="6.999727816723386">
            <text:p>6.999727816723386</text:p>
          </table:table-cell>
          <table:table-cell office:value-type="float" office:value="6.229126622002368">
            <text:p>6.229126622002368</text:p>
          </table:table-cell>
          <table:table-cell office:value-type="float" office:value="4.872141157409906">
            <text:p>4.872141157409906</text:p>
          </table:table-cell>
          <table:table-cell office:value-type="float" office:value="6.576141811064207">
            <text:p>6.576141811064207</text:p>
          </table:table-cell>
          <table:table-cell office:value-type="float" office:value="7.224714121691184">
            <text:p>7.224714121691184</text:p>
          </table:table-cell>
          <table:table-cell office:value-type="float" office:value="7.2479953335914225">
            <text:p>7.2479953335914225</text:p>
          </table:table-cell>
          <table:table-cell office:value-type="float" office:value="7.5257738938729855">
            <text:p>7.5257738938729855</text:p>
          </table:table-cell>
          <table:table-cell office:value-type="float" office:value="5.997793787950797">
            <text:p>5.997793787950797</text:p>
          </table:table-cell>
          <table:table-cell office:value-type="float" office:value="7.978556071424467">
            <text:p>7.978556071424467</text:p>
          </table:table-cell>
          <table:table-cell office:value-type="float" office:value="7.324150381735449">
            <text:p>7.324150381735449</text:p>
          </table:table-cell>
          <table:table-cell office:value-type="float" office:value="7.214183272288079">
            <text:p>7.214183272288079</text:p>
          </table:table-cell>
          <table:table-cell office:value-type="float" office:value="7.178255784406764">
            <text:p>7.178255784406764</text:p>
          </table:table-cell>
          <table:table-cell office:value-type="float" office:value="7.837710796305844">
            <text:p>7.837710796305844</text:p>
          </table:table-cell>
          <table:table-cell office:value-type="float" office:value="8.629225023955307">
            <text:p>8.629225023955307</text:p>
          </table:table-cell>
          <table:table-cell office:value-type="float" office:value="8.553355067213705">
            <text:p>8.553355067213705</text:p>
          </table:table-cell>
          <table:table-cell office:value-type="float" office:value="9.173026575177886">
            <text:p>9.173026575177886</text:p>
          </table:table-cell>
          <table:table-cell office:value-type="float" office:value="9.37746115802932">
            <text:p>9.37746115802932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1.899848909374322">
            <text:p>11.899848909374322</text:p>
          </table:table-cell>
          <table:table-cell office:value-type="float" office:value="11.758613102652221">
            <text:p>11.758613102652221</text:p>
          </table:table-cell>
          <table:table-cell office:value-type="float" office:value="11.578759862965953">
            <text:p>11.578759862965953</text:p>
          </table:table-cell>
          <table:table-cell office:value-type="float" office:value="11.50787075161609">
            <text:p>11.50787075161609</text:p>
          </table:table-cell>
          <table:table-cell office:value-type="float" office:value="11.436256178068856">
            <text:p>11.436256178068856</text:p>
          </table:table-cell>
          <table:table-cell office:value-type="float" office:value="11.68844951876849">
            <text:p>11.68844951876849</text:p>
          </table:table-cell>
          <table:table-cell office:value-type="float" office:value="13.478472632405053">
            <text:p>13.478472632405053</text:p>
          </table:table-cell>
          <table:table-cell office:value-type="float" office:value="14.237414795969112">
            <text:p>14.237414795969112</text:p>
          </table:table-cell>
          <table:table-cell office:value-type="float" office:value="15.178569925740712">
            <text:p>15.178569925740712</text:p>
          </table:table-cell>
          <table:table-cell office:value-type="float" office:value="14.44392297880704">
            <text:p>14.44392297880704</text:p>
          </table:table-cell>
          <table:table-cell office:value-type="float" office:value="14.537111420933522">
            <text:p>14.537111420933522</text:p>
          </table:table-cell>
          <table:table-cell office:value-type="float" office:value="14.646439063593663">
            <text:p>14.646439063593663</text:p>
          </table:table-cell>
          <table:table-cell office:value-type="float" office:value="15.125627926767626">
            <text:p>15.125627926767626</text:p>
          </table:table-cell>
          <table:table-cell office:value-type="float" office:value="14.972425289860892">
            <text:p>14.972425289860892</text:p>
          </table:table-cell>
          <table:table-cell office:value-type="float" office:value="14.643720815808319">
            <text:p>14.643720815808319</text:p>
          </table:table-cell>
          <table:table-cell office:value-type="float" office:value="14.531311443673479">
            <text:p>14.531311443673479</text:p>
          </table:table-cell>
          <table:table-cell office:value-type="float" office:value="14.716965933360488">
            <text:p>14.716965933360488</text:p>
          </table:table-cell>
          <table:table-cell office:value-type="float" office:value="14.85783754043694">
            <text:p>14.85783754043694</text:p>
          </table:table-cell>
          <table:table-cell office:value-type="float" office:value="14.223816377479487">
            <text:p>14.223816377479487</text:p>
          </table:table-cell>
          <table:table-cell office:value-type="float" office:value="14.393337965067568">
            <text:p>14.393337965067568</text:p>
          </table:table-cell>
          <table:table-cell office:value-type="float" office:value="14.512999837941667">
            <text:p>14.512999837941667</text:p>
          </table:table-cell>
          <table:table-cell office:value-type="float" office:value="13.661953835765736">
            <text:p>13.661953835765736</text:p>
          </table:table-cell>
          <table:table-cell office:value-type="float" office:value="12.071909386212578">
            <text:p>12.071909386212578</text:p>
          </table:table-cell>
          <table:table-cell office:value-type="float" office:value="12.082426303668143">
            <text:p>12.082426303668143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40132846151015883">
            <text:p>-0.40132846151015883</text:p>
          </table:table-cell>
          <table:table-cell office:value-type="float" office:value="-0.3784999643129164">
            <text:p>-0.3784999643129164</text:p>
          </table:table-cell>
          <table:table-cell office:value-type="float" office:value="-0.36758879095062624">
            <text:p>-0.36758879095062624</text:p>
          </table:table-cell>
          <table:table-cell office:value-type="float" office:value="-0.35921131797259326">
            <text:p>-0.35921131797259326</text:p>
          </table:table-cell>
          <table:table-cell office:value-type="float" office:value="-0.365461943342558">
            <text:p>-0.365461943342558</text:p>
          </table:table-cell>
          <table:table-cell office:value-type="float" office:value="-0.39129208525370984">
            <text:p>-0.39129208525370984</text:p>
          </table:table-cell>
          <table:table-cell office:value-type="float" office:value="-0.46508513399319096">
            <text:p>-0.46508513399319096</text:p>
          </table:table-cell>
          <table:table-cell office:value-type="float" office:value="-0.5339973526966092">
            <text:p>-0.5339973526966092</text:p>
          </table:table-cell>
          <table:table-cell office:value-type="float" office:value="-0.5795028256793798">
            <text:p>-0.5795028256793798</text:p>
          </table:table-cell>
          <table:table-cell office:value-type="float" office:value="-0.6041440319731325">
            <text:p>-0.6041440319731325</text:p>
          </table:table-cell>
          <table:table-cell office:value-type="float" office:value="-0.6463756895390648">
            <text:p>-0.6463756895390648</text:p>
          </table:table-cell>
          <table:table-cell office:value-type="float" office:value="-0.6613515398067759">
            <text:p>-0.6613515398067759</text:p>
          </table:table-cell>
          <table:table-cell office:value-type="float" office:value="-0.6484298930242647">
            <text:p>-0.6484298930242647</text:p>
          </table:table-cell>
          <table:table-cell office:value-type="float" office:value="-0.5966431183572906">
            <text:p>-0.5966431183572906</text:p>
          </table:table-cell>
          <table:table-cell office:value-type="float" office:value="-0.5229988171074916">
            <text:p>-0.5229988171074916</text:p>
          </table:table-cell>
          <table:table-cell office:value-type="float" office:value="-0.5240315645972867">
            <text:p>-0.5240315645972867</text:p>
          </table:table-cell>
          <table:table-cell office:value-type="float" office:value="-0.5287024903214504">
            <text:p>-0.5287024903214504</text:p>
          </table:table-cell>
          <table:table-cell office:value-type="float" office:value="-0.5149724900243647">
            <text:p>-0.5149724900243647</text:p>
          </table:table-cell>
          <table:table-cell office:value-type="float" office:value="-0.5393162666075064">
            <text:p>-0.5393162666075064</text:p>
          </table:table-cell>
          <table:table-cell office:value-type="float" office:value="-0.5765886084610516">
            <text:p>-0.5765886084610516</text:p>
          </table:table-cell>
          <table:table-cell office:value-type="float" office:value="-0.588961312390569">
            <text:p>-0.588961312390569</text:p>
          </table:table-cell>
          <table:table-cell office:value-type="float" office:value="-0.5125979801303819">
            <text:p>-0.5125979801303819</text:p>
          </table:table-cell>
          <table:table-cell office:value-type="float" office:value="-0.4706641112532059">
            <text:p>-0.4706641112532059</text:p>
          </table:table-cell>
          <table:table-cell office:value-type="float" office:value="-0.4145954452684968">
            <text:p>-0.414595445268496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0.7591881286358759">
            <text:p>-0.7591881286358759</text:p>
          </table:table-cell>
          <table:table-cell office:value-type="float" office:value="-0.8561650735728803">
            <text:p>-0.8561650735728803</text:p>
          </table:table-cell>
          <table:table-cell office:value-type="float" office:value="-0.8214571787486942">
            <text:p>-0.8214571787486942</text:p>
          </table:table-cell>
          <table:table-cell office:value-type="float" office:value="-0.831270095188215">
            <text:p>-0.831270095188215</text:p>
          </table:table-cell>
          <table:table-cell office:value-type="float" office:value="-0.7317979172961702">
            <text:p>-0.7317979172961702</text:p>
          </table:table-cell>
          <table:table-cell office:value-type="float" office:value="-0.7195770441965337">
            <text:p>-0.7195770441965337</text:p>
          </table:table-cell>
          <table:table-cell office:value-type="float" office:value="-0.5727019689014523">
            <text:p>-0.5727019689014523</text:p>
          </table:table-cell>
          <table:table-cell office:value-type="float" office:value="-0.2968696972678035">
            <text:p>-0.2968696972678035</text:p>
          </table:table-cell>
          <table:table-cell office:value-type="float" office:value="-0.2441978016821973">
            <text:p>-0.2441978016821973</text:p>
          </table:table-cell>
          <table:table-cell office:value-type="float" office:value="-0.19344316592227637">
            <text:p>-0.19344316592227637</text:p>
          </table:table-cell>
          <table:table-cell office:value-type="float" office:value="-0.1839235533748549">
            <text:p>-0.1839235533748549</text:p>
          </table:table-cell>
          <table:table-cell office:value-type="float" office:value="-0.19566815173198454">
            <text:p>-0.19566815173198454</text:p>
          </table:table-cell>
          <table:table-cell office:value-type="float" office:value="-0.23482708544149455">
            <text:p>-0.23482708544149455</text:p>
          </table:table-cell>
          <table:table-cell office:value-type="float" office:value="-0.2448149018005356">
            <text:p>-0.2448149018005356</text:p>
          </table:table-cell>
          <table:table-cell office:value-type="float" office:value="-0.27395782139483865">
            <text:p>-0.27395782139483865</text:p>
          </table:table-cell>
          <table:table-cell office:value-type="float" office:value="-0.28183902526801624">
            <text:p>-0.28183902526801624</text:p>
          </table:table-cell>
          <table:table-cell office:value-type="float" office:value="-0.28757976528924767">
            <text:p>-0.28757976528924767</text:p>
          </table:table-cell>
          <table:table-cell office:value-type="float" office:value="-0.23259780825898543">
            <text:p>-0.23259780825898543</text:p>
          </table:table-cell>
          <table:table-cell office:value-type="float" office:value="-0.19527022051282186">
            <text:p>-0.19527022051282186</text:p>
          </table:table-cell>
          <table:table-cell office:value-type="float" office:value="-0.2201272378575015">
            <text:p>-0.2201272378575015</text:p>
          </table:table-cell>
          <table:table-cell office:value-type="float" office:value="-0.1845838835804616">
            <text:p>-0.1845838835804616</text:p>
          </table:table-cell>
          <table:table-cell office:value-type="float" office:value="-0.23657755428007057">
            <text:p>-0.23657755428007057</text:p>
          </table:table-cell>
          <table:table-cell office:value-type="float" office:value="-0.3869597534201434">
            <text:p>-0.3869597534201434</text:p>
          </table:table-cell>
          <table:table-cell office:value-type="float" office:value="-0.49344134820445096">
            <text:p>-0.49344134820445096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7249114622138142">
            <text:p>-0.7249114622138142</text:p>
          </table:table-cell>
          <table:table-cell office:value-type="float" office:value="-0.4361688064090804">
            <text:p>-0.4361688064090804</text:p>
          </table:table-cell>
          <table:table-cell office:value-type="float" office:value="-0.5299874535581952">
            <text:p>-0.5299874535581952</text:p>
          </table:table-cell>
          <table:table-cell office:value-type="float" office:value="-0.42030132315559265">
            <text:p>-0.42030132315559265</text:p>
          </table:table-cell>
          <table:table-cell office:value-type="float" office:value="-0.4724400307640915">
            <text:p>-0.4724400307640915</text:p>
          </table:table-cell>
          <table:table-cell office:value-type="float" office:value="-0.25585070154941664">
            <text:p>-0.25585070154941664</text:p>
          </table:table-cell>
          <table:table-cell office:value-type="float" office:value="-0.8820867971063716">
            <text:p>-0.8820867971063716</text:p>
          </table:table-cell>
          <table:table-cell office:value-type="float" office:value="-0.6193018469914424">
            <text:p>-0.6193018469914424</text:p>
          </table:table-cell>
          <table:table-cell office:value-type="float" office:value="-0.4598087915087445">
            <text:p>-0.4598087915087445</text:p>
          </table:table-cell>
          <table:table-cell office:value-type="float" office:value="-0.5529431017043117">
            <text:p>-0.5529431017043117</text:p>
          </table:table-cell>
          <table:table-cell office:value-type="float" office:value="-0.5566042987513458">
            <text:p>-0.5566042987513458</text:p>
          </table:table-cell>
          <table:table-cell office:value-type="float" office:value="-0.5051117365130843">
            <text:p>-0.5051117365130843</text:p>
          </table:table-cell>
          <table:table-cell office:value-type="float" office:value="0.2543007595691811">
            <text:p>0.2543007595691811</text:p>
          </table:table-cell>
          <table:table-cell office:value-type="float" office:value="0.1291772421518073">
            <text:p>0.1291772421518073</text:p>
          </table:table-cell>
          <table:table-cell office:value-type="float" office:value="-0.7262360605602851">
            <text:p>-0.7262360605602851</text:p>
          </table:table-cell>
          <table:table-cell office:value-type="float" office:value="-0.24344519097892842">
            <text:p>-0.24344519097892842</text:p>
          </table:table-cell>
          <table:table-cell office:value-type="float" office:value="-0.28166866947550423">
            <text:p>-0.28166866947550423</text:p>
          </table:table-cell>
          <table:table-cell office:value-type="float" office:value="-0.1663126375480383">
            <text:p>-0.1663126375480383</text:p>
          </table:table-cell>
          <table:table-cell office:value-type="float" office:value="0.007557189830456737">
            <text:p>0.007557189830456737</text:p>
          </table:table-cell>
          <table:table-cell office:value-type="float" office:value="0.49503202796143686">
            <text:p>0.49503202796143686</text:p>
          </table:table-cell>
          <table:table-cell office:value-type="float" office:value="1.1077788814471876">
            <text:p>1.1077788814471876</text:p>
          </table:table-cell>
          <table:table-cell office:value-type="float" office:value="1.1019124659665929">
            <text:p>1.1019124659665929</text:p>
          </table:table-cell>
          <table:table-cell office:value-type="float" office:value="1.1320162724088767">
            <text:p>1.1320162724088767</text:p>
          </table:table-cell>
          <table:table-cell office:value-type="float" office:value="1.2036832658118932">
            <text:p>1.2036832658118932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5488972954037674">
            <text:p>0.5488972954037674</text:p>
          </table:table-cell>
          <table:table-cell office:value-type="float" office:value="0.5111847484408927">
            <text:p>0.5111847484408927</text:p>
          </table:table-cell>
          <table:table-cell office:value-type="float" office:value="0.38426978740875">
            <text:p>0.38426978740875</text:p>
          </table:table-cell>
          <table:table-cell office:value-type="float" office:value="0.3463770007825326">
            <text:p>0.3463770007825326</text:p>
          </table:table-cell>
          <table:table-cell office:value-type="float" office:value="0.3184559090778476">
            <text:p>0.3184559090778476</text:p>
          </table:table-cell>
          <table:table-cell office:value-type="float" office:value="0.3998627537426948">
            <text:p>0.3998627537426948</text:p>
          </table:table-cell>
          <table:table-cell office:value-type="float" office:value="1.3167215246807153">
            <text:p>1.3167215246807153</text:p>
          </table:table-cell>
          <table:table-cell office:value-type="float" office:value="1.758565401878265">
            <text:p>1.758565401878265</text:p>
          </table:table-cell>
          <table:table-cell office:value-type="float" office:value="2.255881127576691">
            <text:p>2.255881127576691</text:p>
          </table:table-cell>
          <table:table-cell office:value-type="float" office:value="2.1507258878999536">
            <text:p>2.1507258878999536</text:p>
          </table:table-cell>
          <table:table-cell office:value-type="float" office:value="2.097785651183216">
            <text:p>2.097785651183216</text:p>
          </table:table-cell>
          <table:table-cell office:value-type="float" office:value="2.071497094180452">
            <text:p>2.071497094180452</text:p>
          </table:table-cell>
          <table:table-cell office:value-type="float" office:value="2.23883926017936">
            <text:p>2.23883926017936</text:p>
          </table:table-cell>
          <table:table-cell office:value-type="float" office:value="2.0551785024772475">
            <text:p>2.0551785024772475</text:p>
          </table:table-cell>
          <table:table-cell office:value-type="float" office:value="1.8876563252556353">
            <text:p>1.8876563252556353</text:p>
          </table:table-cell>
          <table:table-cell office:value-type="float" office:value="1.7538547274830985">
            <text:p>1.7538547274830985</text:p>
          </table:table-cell>
          <table:table-cell office:value-type="float" office:value="1.7360856356320418">
            <text:p>1.7360856356320418</text:p>
          </table:table-cell>
          <table:table-cell office:value-type="float" office:value="1.7587498187418447">
            <text:p>1.7587498187418447</text:p>
          </table:table-cell>
          <table:table-cell office:value-type="float" office:value="1.4628534343272415">
            <text:p>1.4628534343272415</text:p>
          </table:table-cell>
          <table:table-cell office:value-type="float" office:value="1.3406543691905617">
            <text:p>1.3406543691905617</text:p>
          </table:table-cell>
          <table:table-cell office:value-type="float" office:value="1.4211530644164274">
            <text:p>1.4211530644164274</text:p>
          </table:table-cell>
          <table:table-cell office:value-type="float" office:value="0.9945445460513002">
            <text:p>0.9945445460513002</text:p>
          </table:table-cell>
          <table:table-cell office:value-type="float" office:value="0.4364850514437648">
            <text:p>0.4364850514437648</text:p>
          </table:table-cell>
          <table:table-cell office:value-type="float" office:value="0.4676682101896222">
            <text:p>0.4676682101896222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1486215862564127">
            <text:p>0.1486215862564127</text:p>
          </table:table-cell>
          <table:table-cell office:value-type="float" office:value="0.1505570006098788">
            <text:p>0.1505570006098788</text:p>
          </table:table-cell>
          <table:table-cell office:value-type="float" office:value="0.15299566968874875">
            <text:p>0.15299566968874875</text:p>
          </table:table-cell>
          <table:table-cell office:value-type="float" office:value="0.1535140014962573">
            <text:p>0.1535140014962573</text:p>
          </table:table-cell>
          <table:table-cell office:value-type="float" office:value="0.16017203442681743">
            <text:p>0.16017203442681743</text:p>
          </table:table-cell>
          <table:table-cell office:value-type="float" office:value="0.15012195173209147">
            <text:p>0.15012195173209147</text:p>
          </table:table-cell>
          <table:table-cell office:value-type="float" office:value="0.1373757799939027">
            <text:p>0.1373757799939027</text:p>
          </table:table-cell>
          <table:table-cell office:value-type="float" office:value="0.12309448716868995">
            <text:p>0.12309448716868995</text:p>
          </table:table-cell>
          <table:table-cell office:value-type="float" office:value="0.0998414167286289">
            <text:p>0.0998414167286289</text:p>
          </table:table-cell>
          <table:table-cell office:value-type="float" office:value="0.06852501182209302">
            <text:p>0.06852501182209302</text:p>
          </table:table-cell>
          <table:table-cell office:value-type="float" office:value="0.07588873051765754">
            <text:p>0.07588873051765754</text:p>
          </table:table-cell>
          <table:table-cell office:value-type="float" office:value="0.09136277718236095">
            <text:p>0.09136277718236095</text:p>
          </table:table-cell>
          <table:table-cell office:value-type="float" office:value="0.06627245659439861">
            <text:p>0.06627245659439861</text:p>
          </table:table-cell>
          <table:table-cell office:value-type="float" office:value="0.09422083063813025">
            <text:p>0.09422083063813025</text:p>
          </table:table-cell>
          <table:table-cell office:value-type="float" office:value="0.10742124026769416">
            <text:p>0.10742124026769416</text:p>
          </table:table-cell>
          <table:table-cell office:value-type="float" office:value="0.10781846590271235">
            <text:p>0.10781846590271235</text:p>
          </table:table-cell>
          <table:table-cell office:value-type="float" office:value="0.10247912287190701">
            <text:p>0.10247912287190701</text:p>
          </table:table-cell>
          <table:table-cell office:value-type="float" office:value="0.10534667293133966">
            <text:p>0.10534667293133966</text:p>
          </table:table-cell>
          <table:table-cell office:value-type="float" office:value="0.0952074004846826">
            <text:p>0.0952074004846826</text:p>
          </table:table-cell>
          <table:table-cell office:value-type="float" office:value="0.1161965915682823">
            <text:p>0.1161965915682823</text:p>
          </table:table-cell>
          <table:table-cell office:value-type="float" office:value="0.12317000311672086">
            <text:p>0.12317000311672086</text:p>
          </table:table-cell>
          <table:table-cell office:value-type="float" office:value="0.14242891953973355">
            <text:p>0.14242891953973355</text:p>
          </table:table-cell>
          <table:table-cell office:value-type="float" office:value="0.13008581499001917">
            <text:p>0.13008581499001917</text:p>
          </table:table-cell>
          <table:table-cell office:value-type="float" office:value="0.13206606897727716">
            <text:p>0.13206606897727716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75">
            <text:p>6.875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3.75">
            <text:p>13.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  <table:table-cell office:value-type="float" office:value="13.75">
            <text:p>13.7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6.875">
            <text:p>6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